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CatalogRule.ConfigCatalogRule( String nameAttribute , String catalog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CatalogRule.begin( String namespace , String name , Attributes attribut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